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A147610D1B0C2334.png" manifest:media-type="image/png"/>
  <manifest:file-entry manifest:full-path="Pictures/10000201000000E1000000E1ADF03B4A559792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8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4cm" fo:min-width="1.262cm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2.624cm" fo:min-width="6.506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287cm" fo:min-width="0.955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8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text-align="end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142cm" svg:height="2.142cm" svg:x="0.722cm" svg:y="0.922cm">
          <draw:image xlink:href="Pictures/10000201000000E1000000E1ADF03B4A559792D8.png" xlink:type="simple" xlink:show="embed" xlink:actuate="onLoad" loext:mime-type="image/png">
            <text:p/>
          </draw:image>
        </draw:frame>
        <draw:frame draw:style-name="gr2" draw:text-style-name="P1" draw:layer="layout" svg:width="2.283cm" svg:height="2.283cm" draw:transform="rotate (0.119380520836412) translate (10.231cm 6.717cm)">
          <draw:image xlink:href="Pictures/10000201000000E1000000E1A147610D1B0C2334.png" xlink:type="simple" xlink:show="embed" xlink:actuate="onLoad" loext:mime-type="image/png">
            <text:p/>
          </draw:image>
        </draw:frame>
        <draw:custom-shape draw:style-name="gr3" draw:text-style-name="P2" draw:layer="layout" svg:width="1.762cm" svg:height="0.65cm" svg:x="10.367cm" svg:y="8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42cm" svg:height="2.142cm" svg:x="15.928cm" svg:y="1.814cm">
          <draw:image xlink:href="Pictures/10000201000000E1000000E1ADF03B4A559792D8.png" xlink:type="simple" xlink:show="embed" xlink:actuate="onLoad" loext:mime-type="image/png">
            <text:p/>
          </draw:image>
        </draw:frame>
        <draw:custom-shape draw:style-name="gr4" draw:text-style-name="P3" draw:layer="layout" svg:width="9.906cm" svg:height="4.064cm" svg:x="0.07cm" svg:y="0.0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9.906cm" svg:height="4.064cm" svg:x="12.97cm" svg:y="0.0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7.436cm" svg:y1="3.826cm" svg:x2="8.398cm" svg:y2="5.35cm">
          <text:p/>
        </draw:line>
        <draw:line draw:style-name="gr5" draw:text-style-name="P1" draw:layer="layout" svg:x1="15.818cm" svg:y1="3.877cm" svg:x2="14.853cm" svg:y2="5.35cm">
          <text:p/>
        </draw:line>
        <draw:line draw:style-name="gr5" draw:text-style-name="P1" draw:layer="layout" svg:x1="12.97cm" svg:y1="2.048cm" svg:x2="9.976cm" svg:y2="2.048cm">
          <text:p/>
        </draw:line>
        <draw:frame draw:style-name="gr6" draw:text-style-name="P5" draw:layer="layout" svg:width="6.858cm" svg:height="1.119cm" svg:x="2.81cm" svg:y="1.44cm">
          <draw:text-box>
            <text:p text:style-name="P4"><text:span text:style-name="T1">M</text:span><text:span text:style-name="T1">o</text:span><text:span text:style-name="T1">b</text:span><text:span text:style-name="T1">i</text:span><text:span text:style-name="T1">l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/text:p>
          </draw:text-box>
        </draw:frame>
        <draw:frame draw:style-name="gr7" draw:text-style-name="P7" draw:layer="layout" svg:width="9.652cm" svg:height="2.384cm" svg:x="12.662cm" svg:y="0.934cm">
          <draw:text-box>
            <text:p text:style-name="P6"><text:span text:style-name="T1">Route </text:span><text:span text:style-name="T1">recomm</text:span><text:span text:style-name="T1">endation </text:span><text:span text:style-name="T1">algorith</text:span><text:span text:style-name="T1">m</text:span></text:p>
          </draw:text-box>
        </draw:frame>
        <draw:frame draw:style-name="gr6" draw:text-style-name="P5" draw:layer="layout" svg:width="6.858cm" svg:height="1.119cm" svg:x="10.13cm" svg:y="5.258cm">
          <draw:text-box>
            <text:p text:style-name="P4"><text:span text:style-name="T1">C</text:span><text:span text:style-name="T1">r</text:span><text:span text:style-name="T1">o</text:span><text:span text:style-name="T1">w</text:span><text:span text:style-name="T1">d</text:span></text:p>
          </draw:text-box>
        </draw:frame>
        <draw:frame draw:style-name="gr2" draw:text-style-name="P1" draw:layer="layout" svg:width="1.884cm" svg:height="1.884cm" draw:transform="rotate (0.119729586686811) translate (12.132cm 6.645cm)">
          <draw:image xlink:href="Pictures/10000201000000E1000000E1A147610D1B0C2334.png" xlink:type="simple" xlink:show="embed" xlink:actuate="onLoad" loext:mime-type="image/png">
            <text:p/>
          </draw:image>
        </draw:frame>
        <draw:custom-shape draw:style-name="gr8" draw:text-style-name="P2" draw:layer="layout" svg:width="1.455cm" svg:height="0.537cm" svg:x="12.244cm" svg:y="8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1.884cm" svg:height="1.883cm" draw:transform="rotate (-0.119729586686812) translate (8.857cm 6.42cm)">
          <draw:image xlink:href="Pictures/10000201000000E1000000E1A147610D1B0C2334.png" xlink:type="simple" xlink:show="embed" xlink:actuate="onLoad" loext:mime-type="image/png">
            <text:p/>
          </draw:image>
        </draw:frame>
        <draw:custom-shape draw:style-name="gr8" draw:text-style-name="P2" draw:layer="layout" svg:width="1.455cm" svg:height="0.537cm" svg:x="9.044cm" svg:y="8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9.906cm" svg:height="4.064cm" svg:x="6.674cm" svg:y="4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.936cm" fo:page-height="8.96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517cm" svg:x="1cm" svg:y="4.514cm"/>
      <draw:page-thumbnail draw:layer="backgroundobjects" svg:width="8.999cm" svg:height="3.517cm" svg:x="1cm" svg:y="13.09cm"/>
      <draw:page-thumbnail draw:layer="backgroundobjects" svg:width="8.999cm" svg:height="3.517cm" svg:x="1cm" svg:y="21.666cm"/>
      <draw:page-thumbnail draw:layer="backgroundobjects" svg:width="8.999cm" svg:height="3.517cm" svg:x="11cm" svg:y="4.514cm"/>
      <draw:page-thumbnail draw:layer="backgroundobjects" svg:width="8.999cm" svg:height="3.517cm" svg:x="11cm" svg:y="13.09cm"/>
      <draw:page-thumbnail draw:layer="backgroundobjects" svg:width="8.999cm" svg:height="3.517cm" svg:x="11cm" svg:y="21.66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6T10:14:26.269878406</meta:creation-date>
    <dc:date>2024-03-06T11:13:51.475299036</dc:date>
    <meta:editing-duration>PT11M13S</meta:editing-duration>
    <meta:editing-cycles>4</meta:editing-cycles>
    <meta:generator>LibreOffice/6.4.7.2$Linux_X86_64 LibreOffice_project/40$Build-2</meta:generator>
    <meta:document-statistic meta:object-count="40"/>
  </office:meta>
</office:document-meta>
</file>